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30000026F4AFC47A97EAA18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55cm" fo:min-width="5.9cm"/>
    </style:style>
    <style:style style:name="gr2" style:family="graphic" style:parent-style-name="standard">
      <style:graphic-properties draw:textarea-horizontal-align="justify" draw:textarea-vertical-align="middle" draw:auto-grow-height="false" fo:min-height="4.15cm" fo:min-width="7.1cm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3d:vertical-segments="16" dr3d:close-front="true" dr3d:close-back="true"/>
    </style:style>
    <style:style style:name="gr5" style:family="graphic" style:parent-style-name="standard">
      <style:graphic-properties draw:fill-color="#ff3838" draw:textarea-horizontal-align="justify" draw:textarea-vertical-align="middle" draw:auto-grow-height="false" fo:min-height="1.75cm" fo:min-width="2.3cm"/>
      <style:paragraph-properties style:writing-mode="lr-tb"/>
    </style:style>
    <style:style style:name="gr6" style:family="graphic" style:parent-style-name="objectwithoutfill">
      <style:graphic-properties draw:stroke="dash" draw:stroke-dash="Dot" svg:stroke-width="0.2cm" svg:stroke-color="#bf0041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textarea-horizontal-align="justify" draw:textarea-vertical-align="middle" draw:auto-grow-height="false" fo:min-height="0.951cm" fo:min-width="3.9cm"/>
      <style:paragraph-properties style:writing-mode="lr-tb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151cm" fo:min-width="2.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3838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6.4cm" svg:height="3.8cm" svg:x="2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cm" svg:height="4.4cm" svg:x="15.8cm" svg:y="6cm">
          <text:p/>
          <draw:enhanced-geometry svg:viewBox="0 0 21600 21600" draw:type="rectangle" draw:enhanced-path="M 0 0 L 21600 0 21600 21600 0 21600 0 0 Z N"/>
        </draw:custom-shape>
        <dr3d:scene draw:style-name="gr3" svg:width="10.461cm" svg:height="2cm" svg:x="6.639cm" svg:y="6.9cm" dr3d:transform="matrix (-0.34819437841633 -0.887881657651885 0.300710553264433 -0.741709529221004 0.0647707782694349 -0.667586489187076 0.573260542076655 -0.455489745535186 -0.681103107180013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aw:custom-shape draw:style-name="gr5" draw:text-style-name="P2" draw:layer="layout" svg:width="2.8cm" svg:height="2cm" svg:x="3cm" svg:y="6.2cm">
          <text:p text:style-name="P1">Sensors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cm" svg:y1="7.6cm" svg:x2="17.6cm" svg:y2="8cm">
          <text:p/>
        </draw:line>
        <draw:custom-shape draw:style-name="gr7" draw:text-style-name="P1" draw:layer="layout" svg:width="8.8cm" svg:height="2.4cm" svg:x="15.2cm" svg:y="3.6cm">
          <text:p text:style-name="P1">House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frame draw:style-name="gr8" draw:text-style-name="P1" draw:layer="layout" svg:width="3.109cm" svg:height="2.412cm" svg:x="17.6cm" svg:y="6.8cm">
          <draw:image xlink:href="Pictures/10000201000003230000026F4AFC47A97EAA187B.png" xlink:type="simple" xlink:show="embed" xlink:actuate="onLoad" loext:mime-type="image/png">
            <text:p/>
          </draw:image>
        </draw:frame>
        <draw:custom-shape draw:style-name="gr9" draw:text-style-name="P1" draw:layer="layout" svg:width="6.4cm" svg:height="0.8cm" svg:x="2cm" svg:y="4.937cm">
          <text:p text:style-name="P1">Garage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frame draw:style-name="gr10" draw:text-style-name="P4" draw:layer="layout" svg:width="3.669cm" svg:height="0.962cm" svg:x="10.131cm" svg:y="8.438cm">
          <draw:text-box>
            <text:p>Power Line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20:32:47.980263511</meta:creation-date>
    <dc:date>2020-05-30T20:52:19.673177800</dc:date>
    <meta:editing-duration>PT9M21S</meta:editing-duration>
    <meta:editing-cycles>2</meta:editing-cycles>
    <meta:generator>LibreOffice/6.4.3.2$Linux_X86_64 LibreOffice_project/40$Build-2</meta:generator>
    <meta:document-statistic meta:object-count="33"/>
  </office:meta>
</office:document-meta>
</file>